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409" officeooo:paragraph-rsid="000de409"/>
    </style:style>
    <style:style style:name="P2" style:family="paragraph" style:parent-style-name="Standard">
      <style:paragraph-properties fo:text-align="center" style:justify-single-word="false"/>
      <style:text-properties officeooo:rsid="000f73ab" officeooo:paragraph-rsid="000f73ab"/>
    </style:style>
    <style:style style:name="P3" style:family="paragraph" style:parent-style-name="Standard">
      <style:paragraph-properties fo:text-align="start" style:justify-single-word="false"/>
      <style:text-properties officeooo:rsid="000fe51d" officeooo:paragraph-rsid="000fe51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fe51d" officeooo:paragraph-rsid="000fe51d"/>
    </style:style>
    <style:style style:name="P5" style:family="paragraph" style:parent-style-name="Standard">
      <style:paragraph-properties fo:text-align="start" style:justify-single-word="false"/>
      <style:text-properties officeooo:rsid="00109a7c" officeooo:paragraph-rsid="00118c5e"/>
    </style:style>
    <style:style style:name="P6" style:family="paragraph" style:parent-style-name="Standard">
      <style:paragraph-properties fo:text-align="start" style:justify-single-word="false"/>
      <style:text-properties officeooo:rsid="00118c5e" officeooo:paragraph-rsid="00118c5e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9a7c" officeooo:paragraph-rsid="00118c5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396a8" officeooo:paragraph-rsid="001396a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23b7c" officeooo:paragraph-rsid="00123b7c"/>
    </style:style>
    <style:style style:name="P10" style:family="paragraph" style:parent-style-name="Standard">
      <style:paragraph-properties fo:text-align="start" style:justify-single-word="false"/>
      <style:text-properties officeooo:rsid="001396a8" officeooo:paragraph-rsid="001396a8"/>
    </style:style>
    <style:style style:name="P11" style:family="paragraph" style:parent-style-name="Standard">
      <style:paragraph-properties fo:text-align="start" style:justify-single-word="false"/>
      <style:text-properties officeooo:rsid="0014daf5" officeooo:paragraph-rsid="0014daf5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4daf5" officeooo:paragraph-rsid="0014daf5"/>
    </style:style>
    <style:style style:name="P13" style:family="paragraph" style:parent-style-name="Standard">
      <style:paragraph-properties fo:text-align="start" style:justify-single-word="false"/>
      <style:text-properties officeooo:rsid="0016bfba" officeooo:paragraph-rsid="0016bfba"/>
    </style:style>
    <style:style style:name="P14" style:family="paragraph" style:parent-style-name="Standard">
      <style:paragraph-properties fo:text-align="start" style:justify-single-word="false"/>
      <style:text-properties officeooo:rsid="001a7437" officeooo:paragraph-rsid="001a7437"/>
    </style:style>
    <style:style style:name="T1" style:family="text">
      <style:text-properties officeooo:rsid="00118c5e"/>
    </style:style>
    <style:style style:name="T2" style:family="text">
      <style:text-properties officeooo:rsid="00187700"/>
    </style:style>
    <style:style style:name="T3" style:family="text">
      <style:text-properties officeooo:rsid="001b51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Bowei Zhao</text:p>
      <text:p text:style-name="P1">Class: ECE 4574</text:p>
      <text:p text:style-name="P1"/>
      <text:p text:style-name="P2">Assignment 1 Writeup</text:p>
      <text:p text:style-name="P2"/>
      <text:p text:style-name="P3">My code uses four files named</text:p>
      <text:list xml:id="list2068831714474582559" text:style-name="L1">
        <text:list-item>
          <text:p text:style-name="P4">main.cpp </text:p>
        </text:list-item>
        <text:list-item>
          <text:p text:style-name="P4">path.cpp</text:p>
        </text:list-item>
        <text:list-item>
          <text:p text:style-name="P4">module.cpp</text:p>
        </text:list-item>
        <text:list-item>
          <text:p text:style-name="P4">path.h</text:p>
        </text:list-item>
      </text:list>
      <text:p text:style-name="P3"/>
      <text:p text:style-name="P5">It uses QT5 and accepts as inputs four integers that coorelate to the starting X,Y and ending X,Y positions of the targets. It then utilizes an A* pathfinding module to find the best path and output it on the console. </text:p>
      <text:p text:style-name="P5"/>
      <text:p text:style-name="P5"><text:span text:style-name="T1">An example terminal code to run for start position (0,10) and finishing position (55,40) would be</text:span></text:p>
      <text:p text:style-name="P7">./<text:span text:style-name="T1">program 0 10 55 40</text:span></text:p>
      <text:p text:style-name="P6"/>
      <text:p text:style-name="P9">The program does error checking to make sure the integers input are actually numbers, non-negative, not special characters, and that it does not exceed the map size of 60.</text:p>
      <text:p text:style-name="P9"/>
      <text:p text:style-name="P8">Unit Test Framework:</text:p>
      <text:p text:style-name="P10"/>
      <text:p text:style-name="P10">I was unfortunately not able to get automated test frameworks setup. I spent hours trying to learn and use QtTest with their own framework before moving on to Catch (<text:a xlink:type="simple" xlink:href="https://github.com/philsquared/Catch">https://github.com/philsquared/Catch</text:a>). Both did not work properly and so my results were not able to be automated and tested.</text:p>
      <text:p text:style-name="P10"/>
      <text:p text:style-name="P10">I have discussed it with the professor and noted that ECE 3574 did not provide me with instruction on what or how automated test frameworks worked when I took it and so this material is new to me. <text:span text:style-name="T3">I intend to learn how to perform this testing with the TA at the next moment availble. </text:span></text:p>
      <text:p text:style-name="P10"/>
      <text:p text:style-name="P8">Manual Test:</text:p>
      <text:p text:style-name="P10"/>
      <text:p text:style-name="P10">As I was not able to utilize an automated test framework, I performed manual testing using command line arguments and filmed it in the video submission. </text:p>
      <text:p text:style-name="P10"/>
      <text:p text:style-name="P11">To show this, I ran the program multiple times with different coordinate inputs. The tests coordinates I ran were</text:p>
      <text:p text:style-name="P11"/>
      <text:list xml:id="list4492213562697082102" text:style-name="L3">
        <text:list-item>
          <text:p text:style-name="P12">0 10 – 20</text:p>
        </text:list-item>
        <text:list-item>
          <text:p text:style-name="P12">0 10 -9 8</text:p>
        </text:list-item>
        <text:list-item>
          <text:p text:style-name="P12">0 10 / 8</text:p>
        </text:list-item>
        <text:list-item>
          <text:p text:style-name="P12">0 10 63 40</text:p>
        </text:list-item>
        <text:list-item>
          <text:p text:style-name="P12">0 10 55 40</text:p>
        </text:list-item>
        <text:list-item>
          <text:p text:style-name="P12">10 10 52 36</text:p>
        </text:list-item>
        <text:list-item>
          <text:p text:style-name="P12">0 0 59 59</text:p>
        </text:list-item>
      </text:list>
      <text:p text:style-name="P11"/>
      <text:p text:style-name="P13"><text:soft-page-break/>Tests 1 through 4 were meant to show error conditions and my program handling them correctly. Test (1) had a dash as the third argument and thus was invalid. Test (2) had a negative coordinate which is not possible. Test (3) had a / backslash as one <text:span text:style-name="T2">argument</text:span> which was also invalid. And Test (4) had a coordinate location greater than my defined map size of 60.</text:p>
      <text:p text:style-name="P13"/>
      <text:p text:style-name="P14">The final tests (5) , (6) , and (7) were to show different start and end coordinates and the program output when ru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9:07:30.209144933</meta:creation-date>
    <meta:generator>LibreOffice/4.2.8.2$Linux_X86_64 LibreOffice_project/420m0$Build-2</meta:generator>
    <dc:date>2017-01-24T19:19:00.325197191</dc:date>
    <meta:editing-duration>PT11M</meta:editing-duration>
    <meta:editing-cycles>13</meta:editing-cycles>
    <meta:document-statistic meta:table-count="0" meta:image-count="0" meta:object-count="0" meta:page-count="2" meta:paragraph-count="27" meta:word-count="389" meta:character-count="2055" meta:non-whitespace-character-count="1698"/>
  </office:meta>
</office:document-meta>
</file>